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4pt"/>
    </style:style>
    <style:style style:name="co2" style:family="table-column">
      <style:table-column-properties fo:break-before="auto" style:column-width="135.6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70.21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DigiKey Item No</text:p>
          </table:table-cell>
          <table:table-cell office:value-type="string" calcext:value-type="string">
            <text:p>Digikey price</text:p>
          </table:table-cell>
          <table:table-cell/>
          <table:table-cell office:value-type="string" calcext:value-type="string">
            <text:p>Ext Price</text:p>
          </table:table-cell>
          <table:table-cell/>
          <table:table-cell office:value-type="string" calcext:value-type="string">
            <text:p>Prices are Current as of Dec 20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UC 1</text:p>
          </table:table-cell>
          <table:table-cell office:value-type="string" calcext:value-type="string">
            <text:p>Arduino Pro Mic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568-1060-ND </text:p>
          </table:table-cell>
          <table:table-cell office:value-type="float" office:value="19.95" calcext:value-type="float">
            <text:p>19.95</text:p>
          </table:table-cell>
          <table:table-cell/>
          <table:table-cell table:formula="of:=[.F3]*[.C3]" office:value-type="float" office:value="19.95" calcext:value-type="float">
            <text:p>19.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1 IC2</text:p>
          </table:table-cell>
          <table:table-cell office:value-type="string" calcext:value-type="string">
            <text:p>LMD18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MD18200T/NOPB-ND </text:p>
          </table:table-cell>
          <table:table-cell office:value-type="float" office:value="17.61" calcext:value-type="float">
            <text:p>17.61</text:p>
          </table:table-cell>
          <table:table-cell/>
          <table:table-cell table:formula="of:=[.F4]*[.C4]" office:value-type="float" office:value="35.22" calcext:value-type="float">
            <text:p>35.2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3</text:p>
          </table:table-cell>
          <table:table-cell office:value-type="string" calcext:value-type="string">
            <text:p>OR Gat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SN74LS32N </text:p>
          </table:table-cell>
          <table:table-cell office:value-type="float" office:value="0.61" calcext:value-type="float">
            <text:p>0.61</text:p>
          </table:table-cell>
          <table:table-cell/>
          <table:table-cell table:formula="of:=[.F5]*[.C5]" office:value-type="float" office:value="0.61" calcext:value-type="float">
            <text:p>0.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4</text:p>
          </table:table-cell>
          <table:table-cell office:value-type="string" calcext:value-type="string">
            <text:p>5V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97-12404-ND </text:p>
          </table:table-cell>
          <table:table-cell office:value-type="float" office:value="0.57" calcext:value-type="float">
            <text:p>0.57</text:p>
          </table:table-cell>
          <table:table-cell/>
          <table:table-cell table:formula="of:=[.F6]*[.C6]" office:value-type="float" office:value="0.57" calcext:value-type="float">
            <text:p>0.5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 R2</text:p>
          </table:table-cell>
          <table:table-cell office:value-type="string" calcext:value-type="string">
            <text:p>1K Ohm 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F14JT1K00CT-ND 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F8]*[.C8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 R4</text:p>
          </table:table-cell>
          <table:table-cell office:value-type="string" calcext:value-type="string">
            <text:p>5.1K Ohm 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F14JT5K10CT-ND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F9]*[.C9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 R6</text:p>
          </table:table-cell>
          <table:table-cell office:value-type="string" calcext:value-type="string">
            <text:p>150 Ohm 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F14JT150RCT-ND 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F10]*[.C10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8 R10</text:p>
          </table:table-cell>
          <table:table-cell office:value-type="string" calcext:value-type="string">
            <text:p>2.2K Ohm 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CF14JT2K20CT-ND 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F11]*[.C11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7 R9</text:p>
          </table:table-cell>
          <table:table-cell office:value-type="string" calcext:value-type="string">
            <text:p>3.3K Ohm Resis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F14JT3K30CT-ND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F12]*[.C12]" office:value-type="float" office:value="0.2" calcext:value-type="float">
            <text:p>0.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uF Capaci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99-13968-ND 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[.F14]*[.C14]" office:value-type="float" office:value="0.78" calcext:value-type="float">
            <text:p>0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 C3</text:p>
          </table:table-cell>
          <table:table-cell office:value-type="string" calcext:value-type="string">
            <text:p>1uF Capacit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99-4389-ND 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F15]*[.C15]" office:value-type="float" office:value="0.94" calcext:value-type="float">
            <text:p>0.94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0Position Male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M50014-30-ND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[.F17]*[.C17]" office:value-type="float" office:value="1.02" calcext:value-type="float">
            <text:p>1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rminal Block</text:p>
          </table:table-cell>
          <table:table-cell office:value-type="string" calcext:value-type="string">
            <text:p>2 Position Screw Termin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D10561-ND</text:p>
          </table:table-cell>
          <table:table-cell office:value-type="float" office:value="0.94" calcext:value-type="float">
            <text:p>0.94</text:p>
          </table:table-cell>
          <table:table-cell/>
          <table:table-cell table:formula="of:=[.F18]*[.C18]" office:value-type="float" office:value="3.76" calcext:value-type="float">
            <text:p>3.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Price</text:p>
          </table:table-cell>
          <table:table-cell table:formula="of:=SUM([.H3:.H18])" office:value-type="float" office:value="63.85" calcext:value-type="float">
            <text:p>63.85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2:39:51.820619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23T22:46:32.510318716</dc:date>
    <meta:editing-duration>PT6M40S</meta:editing-duration>
    <meta:editing-cycles>2</meta:editing-cycles>
    <meta:document-statistic meta:table-count="1" meta:cell-count="87" meta:object-count="0"/>
  </office:meta>
</office:document-meta>
</file>